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Symbol" svg:font-family="Symbol"/>
    <style:font-face style:name="Wingdings" svg:font-family="Wingdings"/>
  </office:font-face-decls>
  <office:automatic-styles>
    <style:style style:name="Tabelle1" style:family="table">
      <style:table-properties style:width="17cm" fo:margin-left="0cm" table:align="left" style:use-optimal-column-width="true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cm" fo:border="0.5pt solid #000000" style:direction="ltr" fo:wrap-option="wrap"/>
    </style:style>
    <style:style style:name="Tabelle1.B1" style:family="table-cell">
      <style:table-cell-properties fo:padding="0cm" fo:border="0.5pt solid #000000" style:direction="ltr" fo:wrap-option="wrap"/>
    </style:style>
    <style:style style:name="Tabelle1.A2" style:family="table-cell">
      <style:table-cell-properties fo:padding="0cm" fo:border="0.5pt solid #000000" style:direction="ltr" fo:wrap-option="wrap"/>
    </style:style>
    <style:style style:name="Tabelle1.B2" style:family="table-cell">
      <style:table-cell-properties fo:padding="0cm" fo:border="0.5pt solid #000000" style:direction="ltr" fo:wrap-option="wrap"/>
    </style:style>
    <style:style style:name="Tabelle1.A3" style:family="table-cell">
      <style:table-cell-properties fo:padding="0cm" fo:border="0.5pt solid #000000" style:direction="ltr" fo:wrap-option="wrap"/>
    </style:style>
    <style:style style:name="Tabelle1.B3" style:family="table-cell">
      <style:table-cell-properties fo:padding="0cm" fo:border="0.5pt solid #000000" style:direction="ltr" fo:wrap-option="wrap"/>
    </style:style>
    <style:style style:name="Tabelle1.A4" style:family="table-cell">
      <style:table-cell-properties fo:padding="0cm" fo:border="0.5pt solid #000000" style:direction="ltr" fo:wrap-option="wrap"/>
    </style:style>
    <style:style style:name="Tabelle1.B4" style:family="table-cell">
      <style:table-cell-properties fo:padding="0cm" fo:border="0.5pt solid #000000" style:direction="ltr" fo:wrap-option="wrap"/>
    </style:style>
    <style:style style:name="Tabelle1.A5" style:family="table-cell">
      <style:table-cell-properties fo:padding="0cm" fo:border="0.5pt solid #000000" style:direction="ltr" fo:wrap-option="wrap"/>
    </style:style>
    <style:style style:name="Tabelle1.B5" style:family="table-cell">
      <style:table-cell-properties fo:padding="0cm" fo:border="0.5pt solid #000000" style:direction="ltr" fo:wrap-option="wrap"/>
    </style:style>
    <style:style style:name="Tabelle1.A6" style:family="table-cell">
      <style:table-cell-properties fo:padding="0cm" fo:border="0.5pt solid #000000" style:direction="ltr" fo:wrap-option="wrap"/>
    </style:style>
    <style:style style:name="Tabelle1.B6" style:family="table-cell">
      <style:table-cell-properties fo:padding="0cm" fo:border="0.5pt solid #000000" style:direction="ltr" fo:wrap-option="wrap"/>
    </style:style>
    <style:style style:name="Tabelle1.A7" style:family="table-cell">
      <style:table-cell-properties fo:padding="0cm" fo:border="0.5pt solid #000000" style:direction="ltr" fo:wrap-option="wrap"/>
    </style:style>
    <style:style style:name="Tabelle1.B7" style:family="table-cell">
      <style:table-cell-properties fo:padding="0cm" fo:border="0.5pt solid #000000" style:direction="ltr" fo:wrap-option="wrap"/>
    </style:style>
    <style:style style:name="Tabelle1.A8" style:family="table-cell">
      <style:table-cell-properties fo:padding="0cm" fo:border="0.5pt solid #000000" style:direction="ltr" fo:wrap-option="wrap"/>
    </style:style>
    <style:style style:name="Tabelle1.B8" style:family="table-cell">
      <style:table-cell-properties fo:padding="0cm" fo:border="0.5pt solid #000000" style:direction="ltr" fo:wrap-option="wrap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  <style:text-properties officeooo:rsid="001e1fb3" officeooo:paragraph-rsid="001e1fb3"/>
    </style:style>
    <style:style style:name="P3" style:family="paragraph" style:parent-style-name="Text_20_body">
      <style:paragraph-properties fo:break-before="page"/>
      <style:text-properties officeooo:rsid="00294f32" officeooo:paragraph-rsid="00294f32"/>
    </style:style>
    <style:style style:name="P4" style:family="paragraph" style:parent-style-name="Text_20_body">
      <style:text-properties officeooo:rsid="00160a92" officeooo:paragraph-rsid="00160a92"/>
    </style:style>
    <style:style style:name="P5" style:family="paragraph" style:parent-style-name="Text_20_body">
      <style:text-properties officeooo:rsid="0017338f" officeooo:paragraph-rsid="0017338f"/>
    </style:style>
    <style:style style:name="P6" style:family="paragraph" style:parent-style-name="Text_20_body">
      <style:text-properties officeooo:rsid="00190385" officeooo:paragraph-rsid="00190385"/>
    </style:style>
    <style:style style:name="P7" style:family="paragraph" style:parent-style-name="Text_20_body">
      <style:text-properties officeooo:rsid="00198c63" officeooo:paragraph-rsid="00198c63"/>
    </style:style>
    <style:style style:name="P8" style:family="paragraph" style:parent-style-name="Text_20_body">
      <style:text-properties officeooo:rsid="001e1fb3" officeooo:paragraph-rsid="001e1fb3"/>
    </style:style>
    <style:style style:name="P9" style:family="paragraph" style:parent-style-name="Text_20_body">
      <style:text-properties officeooo:rsid="001f9563"/>
    </style:style>
    <style:style style:name="P10" style:family="paragraph" style:parent-style-name="Text_20_body">
      <style:text-properties officeooo:rsid="001f9563" officeooo:paragraph-rsid="001f9563"/>
    </style:style>
    <style:style style:name="P11" style:family="paragraph" style:parent-style-name="Text_20_body">
      <style:text-properties officeooo:rsid="00205b68" officeooo:paragraph-rsid="00205b68"/>
    </style:style>
    <style:style style:name="P12" style:family="paragraph" style:parent-style-name="Text_20_body">
      <style:text-properties officeooo:rsid="00294f32" officeooo:paragraph-rsid="00294f32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itle" style:master-page-name="MasterPage2">
      <style:paragraph-properties style:page-number="auto"/>
    </style:style>
    <style:style style:name="P16" style:family="paragraph" style:parent-style-name="Heading_20_1" style:list-style-name="WWNum3"/>
    <style:style style:name="P17" style:family="paragraph" style:parent-style-name="Heading_20_3" style:list-style-name="WWNum3"/>
    <style:style style:name="P18" style:family="paragraph" style:parent-style-name="Text_20_body" style:list-style-name="WWNum1"/>
    <style:style style:name="P19" style:family="paragraph" style:parent-style-name="Text_20_body" style:list-style-name="WWNum2"/>
    <style:style style:name="P20" style:family="paragraph" style:parent-style-name="Text_20_body" style:list-style-name="WWNum5"/>
    <style:style style:name="P21" style:family="paragraph" style:parent-style-name="Text_20_body" style:list-style-name="WWNum6"/>
    <style:style style:name="P22" style:family="paragraph" style:parent-style-name="Text_20_body" style:list-style-name="L1">
      <style:text-properties officeooo:rsid="0017338f" officeooo:paragraph-rsid="0017338f"/>
    </style:style>
    <style:style style:name="P23" style:family="paragraph" style:parent-style-name="Text_20_body" style:list-style-name="L2">
      <style:text-properties officeooo:rsid="00190385" officeooo:paragraph-rsid="00190385"/>
    </style:style>
    <style:style style:name="P24" style:family="paragraph" style:parent-style-name="Text_20_body" style:list-style-name="L3">
      <style:text-properties officeooo:rsid="00190385" officeooo:paragraph-rsid="00190385"/>
    </style:style>
    <style:style style:name="P25" style:family="paragraph" style:parent-style-name="Text_20_body" style:list-style-name="L4">
      <style:text-properties officeooo:rsid="00198c63" officeooo:paragraph-rsid="00198c63"/>
    </style:style>
    <style:style style:name="P26" style:family="paragraph" style:parent-style-name="Text_20_body" style:list-style-name="L5">
      <style:text-properties officeooo:rsid="00198c63" officeooo:paragraph-rsid="00198c63"/>
    </style:style>
    <style:style style:name="P27" style:family="paragraph" style:parent-style-name="Text_20_body" style:list-style-name="L6">
      <style:text-properties officeooo:rsid="001e1fb3" officeooo:paragraph-rsid="001e1fb3"/>
    </style:style>
    <style:style style:name="P28" style:family="paragraph" style:parent-style-name="Text_20_body" style:list-style-name="L7">
      <style:text-properties officeooo:rsid="001e1fb3" officeooo:paragraph-rsid="001e1fb3"/>
    </style:style>
    <style:style style:name="P29" style:family="paragraph" style:parent-style-name="Text_20_body" style:list-style-name="L8">
      <style:text-properties officeooo:rsid="00294f32" officeooo:paragraph-rsid="00294f32"/>
    </style:style>
    <style:style style:name="P30" style:family="paragraph" style:parent-style-name="Text_20_body" style:list-style-name="L9">
      <style:text-properties fo:color="#000000" style:font-name="Liberation Serif" fo:font-size="12pt" fo:language="de" fo:country="DE" officeooo:rsid="00294f32" officeooo:paragraph-rsid="00294f32" style:font-name-asian="Noto Serif CJK SC" style:font-name-complex="Lohit Devanagari"/>
    </style:style>
    <style:style style:name="P31" style:family="paragraph" style:parent-style-name="Text_20_body" style:list-style-name="L9">
      <style:text-properties fo:color="#000000" style:font-name="Liberation Serif" fo:font-size="12pt" fo:language="de" fo:country="DE" officeooo:rsid="002b4c91" officeooo:paragraph-rsid="002b4c91" style:font-name-asian="Noto Serif CJK SC" style:font-name-complex="Lohit Devanagari"/>
    </style:style>
    <style:style style:name="T19" style:family="text">
      <style:text-properties officeooo:rsid="001903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WK Mitschrift</text:p>
      <text:p text:style-name="Standard"/>
      <text:p text:style-name="Contents_20_Heading">Inhaltsverzeichnis</text:p>
      <text:p text:style-name="Standard"/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759_1321212616" text:style-name="Index_20_Link" text:visited-style-name="Index_20_Link">Tragfähigkeit der Erde<text:tab/>2</text:a></text:p>
          <text:p text:style-name="P13"><text:a xlink:type="simple" xlink:href="#__RefHeading___Toc1141_1579312405" text:style-name="Index_20_Link" text:visited-style-name="Index_20_Link">Klima und Ernährung<text:tab/>2</text:a></text:p>
          <text:p text:style-name="P14"><text:a xlink:type="simple" xlink:href="#__RefHeading___Toc1143_1579312405" text:style-name="Index_20_Link" text:visited-style-name="Index_20_Link">Wer kann was tun?<text:tab/>2</text:a></text:p>
        </text:index-body>
      </text:table-of-content>
      <text:p text:style-name="Standard"/>
      <text:p text:style-name="P1"/>
      <text:list xml:id="list2763730304" text:style-name="WWNum3">
        <text:list-header>
          <text:h text:style-name="P16" text:outline-level="2"><text:bookmark-start text:name="__RefHeading___Toc759_1321212616"/>Tragfähigkeit der Erde <text:bookmark-end text:name="__RefHeading___Toc759_1321212616"/></text:h>
        </text:list-header>
      </text:list>
      <text:p text:style-name="Standard">→ Buch ab S 12</text:p>
      <text:p text:style-name="Standard">Def von Tragfähigkeit, Nachhaltigkeit und ökologischer Fußabdruck(mein-fußabdruck.at)</text:p>
      <text:p text:style-name="Standard"/>
      <text:p text:style-name="Standard"/>
      <text:list xml:id="list83837482682131" text:continue-numbering="true" text:style-name="WWNum3">
        <text:list-header>
          <text:h text:style-name="P16" text:outline-level="2"><text:bookmark-start text:name="__RefHeading___Toc1141_1579312405"/>Klima und Ernährung<text:bookmark-end text:name="__RefHeading___Toc1141_1579312405"/></text:h>
        </text:list-header>
      </text:list>
      <text:p text:style-name="Text_20_body">Ca 15% der CO2 -Verbrauchen pro Kopf entfällt auf Ernährung </text:p>
      <text:p text:style-name="Text_20_body">23% der Konsum Volumens von Fleisch und Milchprodukten generieren 67% der Treibhausgase </text:p>
      <text:list xml:id="list83838333871948" text:continue-numbering="true" text:style-name="WWNum3">
        <text:list-item>
          <text:list>
            <text:list-item>
              <text:list>
                <text:list-header>
                  <text:h text:style-name="P17" text:outline-level="4"><text:bookmark-start text:name="__RefHeading___Toc1143_1579312405"/>Wer kann was tun?<text:bookmark-end text:name="__RefHeading___Toc1143_1579312405"/></text:h>
                </text:list-header>
              </text:list>
            </text:list-item>
          </text:list>
        </text:list-item>
      </text:list>
      <text:list xml:id="list3688253036" text:style-name="WWNum1">
        <text:list-item>
          <text:p text:style-name="P18">Konsumenten</text:p>
          <text:list>
            <text:list-item>
              <text:p text:style-name="P18">Fleisch in Maßen(Sonntagsbraten)</text:p>
            </text:list-item>
            <text:list-item>
              <text:p text:style-name="P18">saisonal, regional (Transport!!!)</text:p>
            </text:list-item>
            <text:list-item>
              <text:p text:style-name="P18">Bioprodukte bevorzugen</text:p>
            </text:list-item>
            <text:list-item>
              <text:p text:style-name="P18">Lebensmittel gehören nicht in den Müll</text:p>
            </text:list-item>
          </text:list>
        </text:list-item>
        <text:list-item>
          <text:p text:style-name="P18">Unternehmen</text:p>
          <text:list>
            <text:list-item>
              <text:p text:style-name="P18">Verpackungen vermeiden</text:p>
            </text:list-item>
            <text:list-item>
              <text:p text:style-name="P18">Reduktion von Lebensmittelabfall</text:p>
            </text:list-item>
            <text:list-item>
              <text:p text:style-name="P18">Nachhaltige Beschaffung und Angebot</text:p>
            </text:list-item>
            <text:list-item>
              <text:p text:style-name="P18">Infokampagen</text:p>
            </text:list-item>
          </text:list>
        </text:list-item>
        <text:list-item>
          <text:p text:style-name="P18">Politik</text:p>
          <text:list>
            <text:list-item>
              <text:p text:style-name="P18">Vorbildrollen</text:p>
            </text:list-item>
          </text:list>
        </text:list-item>
      </text:list>
      <text:p text:style-name="Text_20_body"/>
      <text:p text:style-name="Heading_20_3">Initiativen zur Vermeidung von Lebensmittelverschwendung</text:p>
      <text:list xml:id="list976952888" text:style-name="WWNum2">
        <text:list-item>
          <text:p text:style-name="P19">Wunderlinge von Billa plus (Gemeinsam ohne Idealform)</text:p>
        </text:list-item>
        <text:list-item>
          <text:p text:style-name="P19">Tafl Österreich (Verteilung an soziale Bedürfdige)</text:p>
        </text:list-item>
        <text:list-item>
          <text:p text:style-name="P19">Tafelbox (Im Restaurant)</text:p>
        </text:list-item>
        <text:list-item>
          <text:p text:style-name="P19">Mindelsthaltbarkeitsdatum (- heißt nicht tödlich ab)</text:p>
        </text:list-item>
      </text:list>
      <text:p text:style-name="Text_20_body"/>
      <text:p text:style-name="Heading_20_1"><text:soft-page-break/>4.3 Geld ausgeben, sparen oder investieren?</text:p>
      <text:p text:style-name="Text_20_body"/>
      <text:p text:style-name="Heading_20_3">Geldformen </text:p>
      <text:list xml:id="list999223383" text:style-name="WWNum5">
        <text:list-item>
          <text:p text:style-name="P20">Bargeld(Valuten = ausländisches Bargeld)</text:p>
        </text:list-item>
        <text:list-item>
          <text:p text:style-name="P20">Buchgeld (Devisen = ausländisches Buchgeld)</text:p>
          <text:list>
            <text:list-item>
              <text:p text:style-name="P20">Zahlungsmittel auf einem Bankkonto</text:p>
            </text:list-item>
          </text:list>
        </text:list-item>
      </text:list>
      <text:p text:style-name="Text_20_body">Geldfunktionen: siehe Buch S84</text:p>
      <text:p text:style-name="Heading_20_3">Zahlungsformen</text:p>
      <text:list xml:id="list1002637685" text:style-name="WWNum6">
        <text:list-item>
          <text:p text:style-name="P21">Barzahlung</text:p>
          <text:list>
            <text:list-item>
              <text:p text:style-name="P21">Tausch Ware gegen Geld</text:p>
            </text:list-item>
          </text:list>
        </text:list-item>
      </text:list>
      <text:p text:style-name="Text_20_body"/>
      <table:table table:name="Tabelle1" table:style-name="Tabelle1">
        <table:table-column table:style-name="Tabelle1.A" table:number-columns-repeated="2"/>
        <table:table-row table:style-name="TableLine94866354302752">
          <table:table-cell table:style-name="Tabelle1.A1" office:value-type="string">
            <text:p text:style-name="Text_20_body">Vorteile Barzahlung</text:p>
          </table:table-cell>
          <table:table-cell table:style-name="Tabelle1.B1" office:value-type="string">
            <text:p text:style-name="Text_20_body">Nachteile Barzahlung</text:p>
          </table:table-cell>
        </table:table-row>
        <table:table-row table:style-name="TableLine94866400379584">
          <table:table-cell table:style-name="Tabelle1.A2" office:value-type="string">
            <text:p text:style-name="P4">Überblick über die Ausgaben</text:p>
          </table:table-cell>
          <table:table-cell table:style-name="Tabelle1.B2" office:value-type="string">
            <text:p text:style-name="P4">Zusammentreffen Käufer und Verkäufer</text:p>
          </table:table-cell>
        </table:table-row>
        <table:table-row table:style-name="TableLine94866400848688">
          <table:table-cell table:style-name="Tabelle1.A3" office:value-type="string">
            <text:p text:style-name="P4">Anonymität </text:p>
          </table:table-cell>
          <table:table-cell table:style-name="Tabelle1.B3" office:value-type="string">
            <text:p text:style-name="P4">Erhöhtes Risiko von Verlust</text:p>
          </table:table-cell>
        </table:table-row>
        <table:table-row table:style-name="TableLine94866401355872">
          <table:table-cell table:style-name="Tabelle1.A4" office:value-type="string">
            <text:p text:style-name="P4">Keine zusätzlichen Gebüren</text:p>
          </table:table-cell>
          <table:table-cell table:style-name="Tabelle1.B4" office:value-type="string">
            <text:p text:style-name="P4">Umständlich</text:p>
          </table:table-cell>
        </table:table-row>
        <table:table-row table:style-name="TableLine94866401357552">
          <table:table-cell table:style-name="Tabelle1.A5" office:value-type="string">
            <text:p text:style-name="P4">Sofortige Verfügbarkeit</text:p>
          </table:table-cell>
          <table:table-cell table:style-name="Tabelle1.B5" office:value-type="string">
            <text:p text:style-name="P4">Beweis nötig für rechnung</text:p>
          </table:table-cell>
        </table:table-row>
        <table:table-row table:style-name="TableLine94866401359312">
          <table:table-cell table:style-name="Tabelle1.A6" office:value-type="string">
            <text:p text:style-name="Text_20_body"/>
          </table:table-cell>
          <table:table-cell table:style-name="Tabelle1.B6" office:value-type="string">
            <text:p text:style-name="Text_20_body"/>
          </table:table-cell>
        </table:table-row>
        <table:table-row table:style-name="TableLine94866401361024">
          <table:table-cell table:style-name="Tabelle1.A7" office:value-type="string">
            <text:p text:style-name="Text_20_body"/>
          </table:table-cell>
          <table:table-cell table:style-name="Tabelle1.B7" office:value-type="string">
            <text:p text:style-name="Text_20_body"/>
          </table:table-cell>
        </table:table-row>
        <table:table-row table:style-name="TableLine94866401362784">
          <table:table-cell table:style-name="Tabelle1.A8" office:value-type="string">
            <text:p text:style-name="Text_20_body"/>
          </table:table-cell>
          <table:table-cell table:style-name="Tabelle1.B8" office:value-type="string">
            <text:p text:style-name="Text_20_body"/>
          </table:table-cell>
        </table:table-row>
      </table:table>
      <text:p text:style-name="Text_20_body"/>
      <text:p text:style-name="Heading_20_3">Beweis für Bahrzahlung nötig!</text:p>
      <text:list xml:id="list976749855" text:style-name="L1">
        <text:list-item>
          <text:p text:style-name="P22">Zahlungsbestätigung</text:p>
        </text:list-item>
        <text:list-item>
          <text:p text:style-name="P22">Beleg, Supermarkt</text:p>
        </text:list-item>
        <text:list-item>
          <text:p text:style-name="P22">Saldierungsvermerk ( z.B. Betrag dankend erhalten + Unterschrift des Empfängers</text:p>
        </text:list-item>
        <text:list-item>
          <text:p text:style-name="P22">Quittung</text:p>
          <text:list>
            <text:list-item>
              <text:p text:style-name="P22">Name des Zahlers</text:p>
            </text:list-item>
            <text:list-item>
              <text:p text:style-name="P22">Betrag</text:p>
            </text:list-item>
            <text:list-item>
              <text:p text:style-name="P22">Zahlungszweck</text:p>
            </text:list-item>
            <text:list-item>
              <text:p text:style-name="P22">Ort und Datum</text:p>
            </text:list-item>
            <text:list-item>
              <text:p text:style-name="P22">Name und Unterschrift des Empfängers</text:p>
            </text:list-item>
          </text:list>
        </text:list-item>
      </text:list>
      <text:p text:style-name="P5"><text:soft-page-break/></text:p>
      <text:p text:style-name="Heading_20_3">Zahlung über Girokonto</text:p>
      <text:p text:style-name="P5">„<text:span text:style-name="T19">giro“ → Kreislauf des Geldes</text:span></text:p>
      <text:p text:style-name="P6">Girokonto:</text:p>
      <text:list xml:id="list2254794213" text:style-name="L2">
        <text:list-item>
          <text:p text:style-name="P23">Jugendkonto</text:p>
        </text:list-item>
        <text:list-item>
          <text:p text:style-name="P23">Gehaltskonto</text:p>
        </text:list-item>
        <text:list-item>
          <text:p text:style-name="P23">Geschäftskonto</text:p>
        </text:list-item>
        <text:list-item>
          <text:p text:style-name="P23">Studentenkonto</text:p>
        </text:list-item>
      </text:list>
      <text:list xml:id="list1266227097" text:style-name="L3">
        <text:list-item>
          <text:p text:style-name="P24">Bargeldlose Zahlung: beide Beteiligten verwenden ein Konto</text:p>
        </text:list-item>
        <text:list-item>
          <text:p text:style-name="P24">halbbare Zahlung: einer der Beteiligten verwendet ein Konto</text:p>
          <text:list>
            <text:list-item>
              <text:p text:style-name="P24">Zahlungempfänger hat Konto: → Zahlungsanweisung, Postnachnahme</text:p>
            </text:list-item>
            <text:list-item>
              <text:p text:style-name="P24">Zahler hat Konto → Baranweisung</text:p>
            </text:list-item>
          </text:list>
        </text:list-item>
      </text:list>
      <text:p text:style-name="P6"/>
      <text:p text:style-name="P6"/>
      <text:p text:style-name="P7">IBAN und BIC</text:p>
      <text:list xml:id="list19539501" text:style-name="L4">
        <text:list-item>
          <text:p text:style-name="P25">Iban (International Bank Account Number): ersetzt beim Begünstigten und Auftraggeber die Kontonummer</text:p>
        </text:list-item>
        <text:list-item>
          <text:p text:style-name="P25">BIC (Bank Identifier Code): ist die weltweit eindeutige Kurzbezeichnung einer Bank. Sie ersetzt die Bankleitzahl. De Bic ist besonders für Auslandszahlungen wichtig. Bei Inlandszahlungen ist kein BIC notwendig, die Angabe de r IBAN des Empfängers genügt</text:p>
        </text:list-item>
      </text:list>
      <text:p text:style-name="P7"/>
      <text:p text:style-name="P7">Verschiedene Banken</text:p>
      <text:list xml:id="list2414369703" text:style-name="L5">
        <text:list-item>
          <text:p text:style-name="P26">Geschäftsbank </text:p>
        </text:list-item>
        <text:list-item>
          <text:p text:style-name="P26">Direktbank</text:p>
        </text:list-item>
      </text:list>
      <text:p text:style-name="P7"/>
      <text:p text:style-name="P8"/>
      <text:p text:style-name="P2">Märkte</text:p>
      <text:p text:style-name="P8">Angebot u Nachfrage <text:s/>treffen zusammen</text:p>
      <text:p text:style-name="P8">Arten v Märkten: Gütermärkte Fartormärkte</text:p>
      <text:p text:style-name="P8">Vor und Nachteile von Onlinemärken</text:p>
      <text:p text:style-name="P8">Vorteile</text:p>
      <text:list xml:id="list3836358246" text:style-name="L6">
        <text:list-item>
          <text:p text:style-name="P27">Öffnungstzeiten</text:p>
        </text:list-item>
        <text:list-item>
          <text:p text:style-name="P27">Vergleichbarkeit von Anbieter und Preisen</text:p>
        </text:list-item>
        <text:list-item>
          <text:p text:style-name="P27">Ortunabhängige Arbeit</text:p>
        </text:list-item>
        <text:list-item>
          <text:p text:style-name="P27">Rasche Zustellung der Wahre</text:p>
        </text:list-item>
      </text:list>
      <text:p text:style-name="P8">Nachteile</text:p>
      <text:list xml:id="list3619224282" text:style-name="L7">
        <text:list-item>
          <text:p text:style-name="P28">Datenmissbrauch</text:p>
        </text:list-item>
        <text:list-item>
          <text:p text:style-name="P28">Wartezeiten</text:p>
        </text:list-item>
        <text:list-item>
          <text:p text:style-name="P28">Unklarheiten von Rücktrittsrechten </text:p>
        </text:list-item>
        <text:list-item>
          <text:p text:style-name="P28">Verschuldungsgefahr</text:p>
        </text:list-item>
      </text:list>
      <text:p text:style-name="P8"/>
      <text:p text:style-name="P10">Marktformen</text:p>
      <text:p text:style-name="P10"/>
      <text:p text:style-name="P10">Monopol: ein Anbieter oder Nachfrager</text:p>
      <text:p text:style-name="P10">Oligopoln: einige Anbieter bzw Nachfrager</text:p>
      <text:p text:style-name="P10">Polypole: viele Anbieter bzw Nachfrager</text:p>
      <text:p text:style-name="P10"/>
      <text:p text:style-name="P9">Preisbildung am Markt </text:p>
      <text:p text:style-name="P10">siehe S.95</text:p>
      <text:p text:style-name="P10"/>
      <text:p text:style-name="P11">Produktionfaktoren</text:p>
      <text:p text:style-name="P11">Buch ab S. 98-104</text:p>
      <text:p text:style-name="P11">Arbeitsafgaben S.104</text:p>
      <text:p text:style-name="P11"/>
      <text:p text:style-name="P12"/>
      <text:p text:style-name="P3"/>
      <text:p text:style-name="P12">Raumbegriff Strukturierung Europas</text:p>
      <text:p text:style-name="P12">Raumbegriff u. Strukturierung Europas Gliederung mälich nach:</text:p>
      <text:list xml:id="list2813827771" text:style-name="L8">
        <text:list-item>
          <text:p text:style-name="P29">politisch</text:p>
        </text:list-item>
        <text:list-item>
          <text:p text:style-name="P29">wirtschaftlich</text:p>
        </text:list-item>
        <text:list-item>
          <text:p text:style-name="P29">Naturraum</text:p>
        </text:list-item>
        <text:list-item>
          <text:p text:style-name="P29">Bevölkerungspolitisch</text:p>
        </text:list-item>
      </text:list>
      <text:list xml:id="list1806959655" text:style-name="L9">
        <text:list-item>
          <text:p text:style-name="P30">Naturräucmliche Gliederung Europas</text:p>
        </text:list-item>
        <text:list-item>
          <text:p text:style-name="P30">Nach Relief Klima Vegetation</text:p>
          <text:list>
            <text:list-item>
              <text:p text:style-name="P30">S137 S23 24a </text:p>
            </text:list-item>
            <text:list-item>
              <text:p text:style-name="P30">alte Hochgebirge mit Plateaucharakter z.B. NW Europa (Skandinavien) von Eiszeit stark überformt Fjorde </text:p>
            </text:list-item>
            <text:list-item>
              <text:p text:style-name="P30">Hochgebirge</text:p>
            </text:list-item>
            <text:list-item>
              <text:p text:style-name="P30">Mittelgebirge</text:p>
              <text:list>
                <text:list-item>
                  <text:p text:style-name="P30">Ural</text:p>
                </text:list-item>
                <text:list-item>
                  <text:p text:style-name="P30">Deutche Mittelgebirge</text:p>
                </text:list-item>
                <text:list-item>
                  <text:p text:style-name="P30">Vogesen</text:p>
                </text:list-item>
                <text:list-item>
                  <text:p text:style-name="P30">Fram Zentralmassiv</text:p>
                </text:list-item>
                <text:list-item>
                  <text:p text:style-name="P30">Harz </text:p>
                </text:list-item>
                <text:list-item>
                  <text:p text:style-name="P30">Böhmische Masse</text:p>
                </text:list-item>
              </text:list>
            </text:list-item>
            <text:list-item>
              <text:p text:style-name="P31">Flach und Tiefländer</text:p>
              <text:list>
                <text:list-item>
                  <text:p text:style-name="P31">Ungarische Tiefebene<text:tab/></text:p>
                </text:list-item>
                <text:list-item>
                  <text:p text:style-name="P31">Norddeutsche Tiefland</text:p>
                </text:list-item>
                <text:list-item>
                  <text:p text:style-name="P31">Poebene</text:p>
                </text:list-item>
                <text:list-item>
                  <text:p text:style-name="P31">Osteuropäische Ebene</text:p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loext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Normal" style:class="text">
      <style:paragraph-properties fo:margin-top="0.635cm" fo:margin-bottom="0.353cm" loext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>
      <style:paragraph-properties fo:margin-top="0cm" fo:margin-bottom="0cm" loext:contextual-spacing="false" fo:line-height="100%"/>
    </style:style>
    <style:style style:name="Subtitle" style:family="paragraph" style:parent-style-name="Normal" style:class="chapter">
      <style:paragraph-properties fo:margin-top="0.353cm" fo:margin-bottom="0.353cm" loext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loext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loext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loext:contextual-spacing="false"/>
    </style:style>
    <style:style style:name="DStyle_5f_paragraph" style:display-name="DStyle_paragraph" style:family="paragraph">
      <style:paragraph-properties fo:margin-top="0cm" fo:margin-bottom="0.353cm" loext:contextual-spacing="false" fo:line-height="115%"/>
      <style:text-properties fo:color="#000000" style:font-name="Liberation Serif" fo:font-family="'Liberation Serif'" fo:font-size="12pt" fo:language="de" fo:country="DE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Heading_20_1" style:display-name="Heading 1" style:family="paragraph" style:parent-style-name="Heading" style:class="text">
      <style:paragraph-properties fo:margin-top="0.423cm" fo:margin-bottom="0.212cm" loext:contextual-spacing="false"/>
      <style:text-properties fo:font-size="18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>
      <style:paragraph-properties fo:margin-top="0.247cm" fo:margin-bottom="0.212cm" loext:contextual-spacing="false"/>
      <style:text-properties fo:font-size="14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1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8</meta:editing-cycles>
    <meta:editing-duration>PT1H21M</meta:editing-duration>
    <dc:date>2022-03-17T08:38:36.511176849</dc:date>
    <meta:document-statistic meta:table-count="1" meta:image-count="0" meta:object-count="0" meta:page-count="6" meta:paragraph-count="123" meta:word-count="495" meta:character-count="3503" meta:non-whitespace-character-count="3192"/>
  </office:meta>
</office:document-meta>
</file>